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" svg:font-family="Tahoma, Verdana, Arial, Helvetica, sans-serif"/>
    <style:font-face style:name="arial" svg:font-family="arial, helvetica, clean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ing_20_2">
      <style:text-properties fo:font-variant="normal" fo:text-transform="none" fo:color="#000000" style:font-name="Tahoma" fo:font-size="18pt" fo:letter-spacing="normal" fo:font-style="normal" fo:font-weight="bold"/>
    </style:style>
    <style:style style:name="P2" style:family="paragraph" style:parent-style-name="Text_20_body">
      <style:paragraph-properties fo:margin-left="0in" fo:margin-right="0in" fo:margin-top="0in" fo:margin-bottom="0in" style:contextual-spacing="false" style:line-height-at-least="0.1665in" fo:text-align="start" style:justify-single-word="false" fo:text-indent="0in" style:auto-text-indent="false" fo:padding="0in" fo:border="none"/>
    </style:style>
    <style:style style:name="P3" style:family="paragraph" style:parent-style-name="Text_20_body" style:list-style-name="L1">
      <style:paragraph-properties fo:margin-left="0in" fo:margin-right="0in" fo:margin-top="0in" fo:margin-bottom="0in" style:contextual-spacing="false" style:line-height-at-least="0.1665in" fo:text-align="start" style:justify-single-word="false" fo:text-indent="0in" style:auto-text-indent="false" fo:padding="0in" fo:border="none"/>
    </style:style>
    <style:style style:name="P4" style:family="paragraph" style:parent-style-name="Text_20_body">
      <style:paragraph-properties fo:margin-left="0in" fo:margin-right="0in" fo:margin-top="0in" fo:margin-bottom="0in" style:contextual-spacing="false" style:line-height-at-least="0.1665in" fo:text-align="start" style:justify-single-word="false" fo:text-indent="0in" style:auto-text-indent="false" fo:padding="0in" fo:border="none"/>
      <style:text-properties fo:font-variant="normal" fo:text-transform="none" fo:color="#000000" style:font-name="arial" fo:font-size="9.75pt" fo:letter-spacing="normal" fo:font-style="normal" fo:font-weight="normal"/>
    </style:style>
    <style:style style:name="P5" style:family="paragraph" style:parent-style-name="Text_20_body" style:list-style-name="L1">
      <style:paragraph-properties fo:margin-left="0in" fo:margin-right="0in" fo:margin-top="0in" fo:margin-bottom="0in" style:contextual-spacing="false" style:line-height-at-least="0.1665in" fo:text-align="start" style:justify-single-word="false" fo:text-indent="0in" style:auto-text-indent="false" fo:padding="0in" fo:border="none"/>
      <style:text-properties fo:font-variant="normal" fo:text-transform="none" fo:color="#000000" style:font-name="arial" fo:font-size="9.75pt" fo:letter-spacing="normal" fo:font-style="normal" fo:font-weight="normal"/>
    </style:style>
    <style:style style:name="P6" style:family="paragraph" style:parent-style-name="Text_20_body" style:list-style-name="L1">
      <style:paragraph-properties fo:margin-left="0in" fo:margin-right="0in" style:line-height-at-least="0.1665in" fo:text-align="start" style:justify-single-word="false" fo:text-indent="0in" style:auto-text-indent="false" fo:padding="0in" fo:border="none"/>
      <style:text-properties fo:font-variant="normal" fo:text-transform="none" fo:color="#000000" style:font-name="arial" fo:font-size="9.75pt" fo:letter-spacing="normal" fo:font-style="normal" fo:font-weight="normal"/>
    </style:style>
    <style:style style:name="T1" style:family="text">
      <style:text-properties fo:font-variant="normal" fo:text-transform="none" fo:color="#697f55" style:text-line-through-style="none" style:text-line-through-type="none" style:font-name="arial" fo:font-size="9.75pt" fo:letter-spacing="normal" fo:font-style="normal" style:text-underline-style="none" fo:font-weight="normal" style:text-blinking="false"/>
    </style:style>
    <style:style style:name="T2" style:family="text">
      <style:text-properties fo:font-variant="normal" fo:text-transform="none" fo:color="#000000" style:font-name="arial" fo:font-size="9.75pt" fo:letter-spacing="normal" fo:font-style="normal" fo:font-weight="normal"/>
    </style:style>
    <style:style style:name="T3" style:family="text">
      <style:text-properties fo:font-variant="normal" fo:text-transform="none" fo:color="#000000" style:font-name="arial" fo:font-size="9.75pt" fo:letter-spacing="normal" fo:font-style="italic" fo:font-weight="normal"/>
    </style:style>
    <text:list-style style:name="L1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2">1 Programando</text:h>
      <text:p text:style-name="P2"><text:a xlink:type="simple" xlink:href="https://moodle.dc.ufscar.br/mod/book/view.php?id=7498"><text:span text:style-name="T1">Chamadas de sistema</text:span></text:a><text:span text:style-name="T2">, que compõem o conjunto de serviços oferecidos por um SO aos programas, normalmente são padronizadas.</text:span></text:p>
      <text:p text:style-name="P2"><text:span text:style-name="T2">Neste quesito, Linux procura atender as especificações definidas pelos padrões </text:span><text:a xlink:type="simple" xlink:href="http://en.wikipedia.org/wiki/C_POSIX_library"><text:span text:style-name="T1">POSIX</text:span></text:a><text:span text:style-name="T2">, utilizados em sistemas Unix[-like]. Considerando que grande parte do sistema operacional Unix foi à época [re]escrita em linguagem C, também as </text:span><text:a xlink:type="simple" xlink:href="https://moodle.dc.ufscar.br/mod/book/view.php?id=7498"><text:span text:style-name="T1">chamadas de sistema</text:span></text:a><text:span text:style-name="T2"> Unix tiveram suas interfaces definidas nesta linguagem.</text:span></text:p>
      <text:p text:style-name="P2"><text:span text:style-name="T2">Cabe a cada SO que oferece </text:span><text:a xlink:type="simple" xlink:href="https://moodle.dc.ufscar.br/mod/book/view.php?id=7498"><text:span text:style-name="T1">chamadas de sistema</text:span></text:a><text:span text:style-name="T2"> POSIX implementar os serviços associados, de acordo com suas estruturas internas e funcionalidades. As interfaces das chamadas e os comportamentos estabelecidos devem, contudo, ser atendidos.</text:span></text:p>
      <text:p text:style-name="P2"><text:span text:style-name="T2">Antes de estudarmos os diferentes grupos de </text:span><text:a xlink:type="simple" xlink:href="https://moodle.dc.ufscar.br/mod/book/view.php?id=7498"><text:span text:style-name="T1">chamadas de sistema</text:span></text:a><text:span text:style-name="T2">, é preciso familiaridade com o ambiente de trabalho de edição, compilação e execução de programas a partir do </text:span><text:span text:style-name="Emphasis"><text:span text:style-name="T3">shell</text:span></text:span><text:span text:style-name="T2">. Para tanto, vamos estudar um pouco sobre a ativação e controle de processos diretamente no shell, entendendo questões de execução em </text:span><text:span text:style-name="Emphasis"><text:span text:style-name="T3">fore</text:span></text:span><text:span text:style-name="T2"> e </text:span><text:span text:style-name="Emphasis"><text:span text:style-name="T3">background</text:span></text:span><text:span text:style-name="T2">, redirecionamento de entrada e saída de dados das operações de leitura e escrita no terminal realizadas pelos processos, e o tratamento de sinais.</text:span></text:p>
      <text:p text:style-name="P2"><text:span text:style-name="T2">Os arquivos de suporte desta unidade não são documentos detalhados, mas devem ajudar a entender e familiarizar-se com o tratamento de programas via </text:span><text:span text:style-name="Emphasis"><text:span text:style-name="T3">shell</text:span></text:span><text:span text:style-name="T2">.</text:span></text:p>
      <text:p text:style-name="P2"><text:span text:style-name="T2">É certo que existem ambientes integrados de desenvolvimento para programas em C usando interfaces gráficas, incluindo até IDEs como </text:span><text:a xlink:type="simple" xlink:href="http://www.eclipse.org/linuxtools/"><text:span text:style-name="T1">Eclipse</text:span></text:a><text:span text:style-name="T2"> e </text:span><text:a xlink:type="simple" xlink:href="https://netbeans.org/downloads/"><text:span text:style-name="T1">Netbeans</text:span></text:a><text:span text:style-name="T2"> (+ </text:span><text:a xlink:type="simple" xlink:href="http://www.codeblocks.org/"><text:span text:style-name="T1">codeblocks</text:span></text:a><text:span text:style-name="T2">, </text:span><text:a xlink:type="simple" xlink:href="http://www.kdevelop.org/"><text:span text:style-name="T1">kdevelop</text:span></text:a><text:span text:style-name="T2">, </text:span><text:a xlink:type="simple" xlink:href="https://projects.gnome.org/anjuta/"><text:span text:style-name="T1">anjuta</text:span></text:a><text:span text:style-name="T2">, + </text:span><text:a xlink:type="simple" xlink:href="http://en.wikipedia.org/wiki/Comparison_of_integrated_development_environments#C.2FC.2B.2B"><text:span text:style-name="T1">...</text:span></text:a><text:span text:style-name="T2">) para Linux. Para firmarmos os conceitos, contudo, vamos procurar usar ferramentas mais básicas acessíveis via </text:span><text:span text:style-name="Emphasis"><text:span text:style-name="T3">shell</text:span></text:span><text:span text:style-name="T2">, como o editor de texto </text:span><text:a xlink:type="simple" xlink:href="http://en.wikipedia.org/wiki/Vi"><text:span text:style-name="T1">vi</text:span></text:a><text:span text:style-name="T2">, a compilação manual de programas com o </text:span><text:a xlink:type="simple" xlink:href="http://gcc.gnu.org/"><text:span text:style-name="T1">gcc</text:span></text:a><text:span text:style-name="T2"> e o uso do utilitário </text:span><text:a xlink:type="simple" xlink:href="http://www.gnu.org/software/make/"><text:span text:style-name="T1">make</text:span></text:a><text:span text:style-name="T2">.</text:span></text:p>
      <text:p text:style-name="P4">Tendo entendido o uso desses programas, passamos à fase de experimentações, usando programas exemplo que apresento aqui.</text:p>
      <text:p text:style-name="P2"><text:span text:style-name="T2">Vale lembrar que o </text:span><text:a xlink:type="simple" xlink:href="http://man7.org/linux/man-pages/index.html"><text:span text:style-name="T1">manual on-line</text:span></text:a><text:span text:style-name="T2"> nos sistemas Unix é a melhor fonte de informações para comandos,</text:span><text:a xlink:type="simple" xlink:href="https://moodle.dc.ufscar.br/mod/book/view.php?id=7498"><text:span text:style-name="T1">chamadas de sistema</text:span></text:a><text:span text:style-name="T2">, utilitários, etc. Assim, para cada </text:span><text:a xlink:type="simple" xlink:href="https://moodle.dc.ufscar.br/mod/assign/view.php?id=7356"><text:span text:style-name="T1">programa</text:span></text:a><text:span text:style-name="T2"> estudado, é importante ter ao menos 3 janelas de </text:span><text:span text:style-name="Emphasis"><text:span text:style-name="T3">shell</text:span></text:span><text:span text:style-name="T2"> abertas: uma para a edição do </text:span><text:a xlink:type="simple" xlink:href="https://moodle.dc.ufscar.br/mod/assign/view.php?id=7356"><text:span text:style-name="T1">programa</text:span></text:a><text:span text:style-name="T2"> com </text:span><text:a xlink:type="simple" xlink:href="https://moodle.dc.ufscar.br/brokenfile.php#/36/user/draft/20837270/vi.dicas"><text:span text:style-name="T1">vi</text:span></text:a><text:span text:style-name="T2"> (coragem!), uma para consultar as páginas de manual das diversas funções de </text:span><text:a xlink:type="simple" xlink:href="http://www.gnu.org/software/libc/manual/html_node/index.html"><text:span text:style-name="T1">biblioteca C</text:span></text:a><text:span text:style-name="T2"> e, principalmente, das </text:span><text:a xlink:type="simple" xlink:href="https://moodle.dc.ufscar.br/mod/book/view.php?id=7498"><text:span text:style-name="T1">chamadas de sistema</text:span></text:a><text:span text:style-name="T2"> usadas nos programas, e outra para compilar e executar o </text:span><text:a xlink:type="simple" xlink:href="https://moodle.dc.ufscar.br/mod/assign/view.php?id=7356"><text:span text:style-name="T1">programa</text:span></text:a><text:span text:style-name="T2">.</text:span></text:p>
      <text:p text:style-name="P4">Os programas possuem alguns comentários internos. Não são completos mas ajudam a pensar sobre o que é relevante observar em cada caso.</text:p>
      <text:p text:style-name="P4">Programas: comp/*, erro/*</text:p>
      <text:p text:style-name="P4">Sugestão: crie um diretório para armazenar os programas da disciplina:</text:p>
      <text:p text:style-name="P4">$ mkdir ~/so2/src; cd ~/so2/src; tar xzf comp.tgz erro.tgz</text:p>
      <text:p text:style-name="P2"><text:span text:style-name="T2">Leia o Leia-me! e estude os programas e suas </text:span><text:a xlink:type="simple" xlink:href="https://moodle.dc.ufscar.br/mod/book/view.php?id=7498"><text:span text:style-name="T1">chamadas de sistema</text:span></text:a><text:span text:style-name="T2"> e funções da biblioteca C.</text:span></text:p>
      <text:p text:style-name="P4">Mãos à obra! </text:p>
      <text:p text:style-name="P4">Hélio</text:p>
      <text:p text:style-name="P4"><text:bookmark text:name="yui_3_9_1_2_1378510732457_1169"/>Tempo de estudo previsto: 8h</text:p>
      <text:p text:style-name="P4">O que é preciso saber com esta unidade:</text:p>
      <text:list xml:id="list6985897611593773846" text:style-name="L1">
        <text:list-item>
          <text:p text:style-name="P5">editar programas com editor vi</text:p>
        </text:list-item>
        <text:list-item>
          <text:p text:style-name="P5">compilar programas com gcc usando chamadas em linha de comando</text:p>
        </text:list-item>
        <text:list-item>
          <text:p text:style-name="P3"><text:span text:style-name="T2">identificar </text:span><text:span text:style-name="Emphasis"><text:span text:style-name="T3">warnings</text:span></text:span><text:span text:style-name="T2"> e erros de compilação e saber corrigi-los com consultas ao manual e ajustes de caminhos de busca do compilador e do </text:span><text:span text:style-name="Emphasis"><text:span text:style-name="T3">linker</text:span></text:span><text:span text:style-name="T2"> </text:span></text:p>
        </text:list-item>
        <text:list-item>
          <text:p text:style-name="P3"><text:span text:style-name="T2">gerar biblioteca de funções para </text:span><text:span text:style-name="Emphasis"><text:span text:style-name="T3">link</text:span></text:span><text:span text:style-name="T2"> estático e dinâmico</text:span></text:p>
        </text:list-item>
        <text:list-item>
          <text:p text:style-name="P3"><text:span text:style-name="T2">criar </text:span><text:span text:style-name="Emphasis"><text:span text:style-name="T3">Makefiles</text:span></text:span><text:span text:style-name="T2"> e compilar e manter grupos de </text:span><text:a xlink:type="simple" xlink:href="https://moodle.dc.ufscar.br/mod/assign/view.php?id=7356"><text:span text:style-name="T1">programa</text:span></text:a><text:span text:style-name="T2"> com </text:span><text:span text:style-name="Emphasis"><text:span text:style-name="T3">make</text:span></text:span></text:p>
        </text:list-item>
        <text:list-item>
          <text:p text:style-name="P3"><text:span text:style-name="T2">passar parâmetros para o </text:span><text:a xlink:type="simple" xlink:href="https://moodle.dc.ufscar.br/mod/assign/view.php?id=7356"><text:span text:style-name="T1">programa</text:span></text:a><text:span text:style-name="T2"> principal e acessar variáveis de ambiente</text:span></text:p>
        </text:list-item>
        <text:list-item>
          <text:p text:style-name="P3"><text:span text:style-name="T2">conhecer </text:span><text:a xlink:type="simple" xlink:href="https://moodle.dc.ufscar.br/mod/book/view.php?id=7498"><text:span text:style-name="T1">chamadas de sistema</text:span></text:a><text:span text:style-name="T2"> e o tratamento de valores de retorno em casos de sucesso e erro</text:span></text:p>
        </text:list-item>
        <text:list-item>
          <text:p text:style-name="P6">terminar a execução de processos com valores de retorno apropriado em suscesso e erro</text:p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Tahoma" svg:font-family="Tahoma, Verdana, Arial, Helvetica, sans-serif"/>
    <style:font-face style:name="arial" svg:font-family="arial, helvetica, clean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ales Menato</meta:initial-creator>
    <meta:creation-date>2014-10-07T09:56:49.417449245</meta:creation-date>
    <dc:date>2014-10-07T10:00:00.822989853</dc:date>
    <dc:creator>Thales Menato</dc:creator>
    <meta:editing-duration>P0D</meta:editing-duration>
    <meta:editing-cycles>1</meta:editing-cycles>
    <meta:document-statistic meta:table-count="0" meta:image-count="0" meta:object-count="0" meta:page-count="1" meta:paragraph-count="26" meta:word-count="539" meta:character-count="3375" meta:non-whitespace-character-count="2868"/>
    <meta:generator>LibreOffice/4.2.6.3$Linux_X86_64 LibreOffice_project/420m0$Build-3</meta:generator>
  </office:meta>
</office:document-meta>
</file>